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Preformatted_20_Text">
      <style:text-properties fo:font-weight="bold" officeooo:rsid="0021d388" officeooo:paragraph-rsid="0021d388" style:font-weight-asian="bold" style:font-weight-complex="bold"/>
    </style:style>
    <style:style style:name="P2" style:family="paragraph" style:parent-style-name="Preformatted_20_Text">
      <style:text-properties fo:font-weight="bold" officeooo:paragraph-rsid="0021d388" style:font-weight-asian="bold" style:font-weight-complex="bold"/>
    </style:style>
    <style:style style:name="P3" style:family="paragraph" style:parent-style-name="Preformatted_20_Text">
      <style:text-properties fo:font-weight="bold" officeooo:rsid="0010d0de" officeooo:paragraph-rsid="0010d0de" style:font-weight-asian="bold" style:font-weight-complex="bold"/>
    </style:style>
    <style:style style:name="P4" style:family="paragraph" style:parent-style-name="Preformatted_20_Text">
      <style:text-properties fo:font-weight="bold" officeooo:rsid="002559d4" officeooo:paragraph-rsid="002559d4" style:font-weight-asian="bold" style:font-weight-complex="bold"/>
    </style:style>
    <style:style style:name="P5" style:family="paragraph" style:parent-style-name="Preformatted_20_Text">
      <style:text-properties fo:font-weight="bold" officeooo:rsid="0026463e" officeooo:paragraph-rsid="0026463e" style:font-weight-asian="bold" style:font-weight-complex="bold"/>
    </style:style>
    <style:style style:name="P6" style:family="paragraph" style:parent-style-name="Preformatted_20_Text">
      <style:text-properties fo:font-weight="bold" officeooo:rsid="002b0c08" officeooo:paragraph-rsid="002b0c08" style:font-weight-asian="bold" style:font-weight-complex="bold"/>
    </style:style>
    <style:style style:name="P7" style:family="paragraph" style:parent-style-name="Preformatted_20_Text">
      <style:text-properties fo:font-weight="bold" officeooo:rsid="002c60ca" officeooo:paragraph-rsid="002c60ca" style:font-weight-asian="bold" style:font-weight-complex="bold"/>
    </style:style>
    <style:style style:name="P8" style:family="paragraph" style:parent-style-name="Preformatted_20_Text">
      <style:text-properties fo:font-weight="bold" officeooo:rsid="002e728c" officeooo:paragraph-rsid="002e728c" style:font-weight-asian="bold" style:font-weight-complex="bold"/>
    </style:style>
    <style:style style:name="P9" style:family="paragraph" style:parent-style-name="Preformatted_20_Text">
      <style:text-properties fo:color="#c9211e" loext:opacity="100%" fo:font-size="13pt" fo:font-weight="bold" officeooo:rsid="0021d388" officeooo:paragraph-rsid="0021d388" style:font-size-asian="13pt" style:font-weight-asian="bold" style:font-size-complex="13pt" style:font-weight-complex="bold"/>
    </style:style>
    <style:style style:name="P10" style:family="paragraph" style:parent-style-name="Preformatted_20_Text">
      <style:text-properties fo:color="#c9211e" loext:opacity="100%" style:font-name="Liberation Mono" fo:font-size="10pt" fo:font-weight="normal" officeooo:rsid="002e728c" officeooo:paragraph-rsid="002e728c" style:font-size-asian="10pt" style:font-weight-asian="normal" style:font-size-complex="10pt" style:font-weight-complex="normal"/>
    </style:style>
    <style:style style:name="P11" style:family="paragraph" style:parent-style-name="Preformatted_20_Text">
      <style:text-properties fo:color="#000000" loext:opacity="100%" fo:font-size="10pt" fo:font-weight="bold" officeooo:rsid="0021d388" officeooo:paragraph-rsid="0021d388" style:font-size-asian="10pt" style:font-weight-asian="bold" style:font-size-complex="10pt" style:font-weight-complex="bold"/>
    </style:style>
    <style:style style:name="P12" style:family="paragraph" style:parent-style-name="Preformatted_20_Text">
      <style:text-properties fo:color="#000000" loext:opacity="100%" fo:font-size="10pt" fo:font-weight="bold" officeooo:rsid="001ed4a1" officeooo:paragraph-rsid="001a6238" style:font-size-asian="8.75pt" style:font-weight-asian="bold" style:font-size-complex="10pt" style:font-weight-complex="bold"/>
    </style:style>
    <style:style style:name="P13" style:family="paragraph" style:parent-style-name="Preformatted_20_Text">
      <style:text-properties fo:color="#000000" loext:opacity="100%" fo:font-weight="bold" officeooo:rsid="0021d388" officeooo:paragraph-rsid="0021d388" style:font-weight-asian="bold" style:font-weight-complex="bold"/>
    </style:style>
    <style:style style:name="P14" style:family="paragraph" style:parent-style-name="Preformatted_20_Text">
      <style:text-properties fo:color="#000000" loext:opacity="100%" style:font-name="Liberation Mono" fo:font-size="10pt" fo:font-weight="bold" officeooo:rsid="00319917" officeooo:paragraph-rsid="00319917" style:font-size-asian="8.75pt" style:font-weight-asian="bold" style:font-size-complex="10pt" style:font-weight-complex="bold"/>
    </style:style>
    <style:style style:name="P15" style:family="paragraph" style:parent-style-name="Preformatted_20_Text">
      <style:text-properties fo:color="#000000" loext:opacity="100%" style:font-name="Liberation Mono" fo:font-size="10pt" fo:font-weight="bold" officeooo:rsid="0030367d" officeooo:paragraph-rsid="0030367d" style:font-size-asian="10pt" style:font-weight-asian="bold" style:font-size-complex="10pt" style:font-weight-complex="bold"/>
    </style:style>
    <style:style style:name="P16" style:family="paragraph" style:parent-style-name="Preformatted_20_Text">
      <style:text-properties fo:color="#000000" loext:opacity="100%" style:font-name="Liberation Mono" fo:font-size="10pt" fo:font-weight="bold" officeooo:rsid="00319917" officeooo:paragraph-rsid="00319917" style:font-size-asian="10pt" style:font-weight-asian="bold" style:font-size-complex="10pt" style:font-weight-complex="bold"/>
    </style:style>
    <style:style style:name="P17" style:family="paragraph" style:parent-style-name="Preformatted_20_Text">
      <style:text-properties fo:font-size="10pt" fo:font-weight="bold" officeooo:rsid="0021d388" officeooo:paragraph-rsid="0021d388" style:font-size-asian="10pt" style:font-weight-asian="bold" style:font-size-complex="10pt" style:font-weight-complex="bold"/>
    </style:style>
    <style:style style:name="P18" style:family="paragraph" style:parent-style-name="Preformatted_20_Text">
      <style:text-properties officeooo:rsid="0021d388" officeooo:paragraph-rsid="0021d388"/>
    </style:style>
    <style:style style:name="P19" style:family="paragraph" style:parent-style-name="Preformatted_20_Text">
      <style:text-properties fo:color="#8d281e" loext:opacity="100%" fo:font-size="12pt" fo:font-weight="bold" officeooo:rsid="0021d388" officeooo:paragraph-rsid="0021d388" style:font-size-asian="12pt" style:font-weight-asian="bold" style:font-size-complex="12pt" style:font-weight-complex="bold"/>
    </style:style>
    <style:style style:name="P20" style:family="paragraph" style:parent-style-name="Preformatted_20_Text">
      <style:text-properties fo:color="#8d281e" loext:opacity="100%" fo:font-size="12pt" fo:font-weight="bold" officeooo:rsid="002559d4" officeooo:paragraph-rsid="002559d4" style:font-size-asian="12pt" style:font-weight-asian="bold" style:font-size-complex="12pt" style:font-weight-complex="bold"/>
    </style:style>
    <style:style style:name="P21" style:family="paragraph" style:parent-style-name="Preformatted_20_Text">
      <style:text-properties fo:color="#8d281e" loext:opacity="100%" fo:font-size="12pt" fo:font-weight="bold" officeooo:rsid="0026463e" officeooo:paragraph-rsid="0026463e" style:font-size-asian="12pt" style:font-weight-asian="bold" style:font-size-complex="12pt" style:font-weight-complex="bold"/>
    </style:style>
    <style:style style:name="P22" style:family="paragraph" style:parent-style-name="Preformatted_20_Text">
      <style:text-properties fo:color="#8d281e" loext:opacity="100%" fo:font-size="12pt" fo:font-weight="bold" officeooo:rsid="002b0c08" officeooo:paragraph-rsid="002b0c08" style:font-size-asian="12pt" style:font-weight-asian="bold" style:font-size-complex="12pt" style:font-weight-complex="bold"/>
    </style:style>
    <style:style style:name="P23" style:family="paragraph" style:parent-style-name="Preformatted_20_Text">
      <style:text-properties fo:color="#8d281e" loext:opacity="100%" fo:font-size="12pt" fo:font-weight="bold" officeooo:rsid="002c60ca" officeooo:paragraph-rsid="002c60ca" style:font-size-asian="12pt" style:font-weight-asian="bold" style:font-size-complex="12pt" style:font-weight-complex="bold"/>
    </style:style>
    <style:style style:name="P24" style:family="paragraph" style:parent-style-name="Preformatted_20_Text">
      <style:text-properties officeooo:rsid="0010d0de" officeooo:paragraph-rsid="0010d0de"/>
    </style:style>
    <style:style style:name="P25" style:family="paragraph" style:parent-style-name="Preformatted_20_Text">
      <style:text-properties style:font-name="Liberation Mono" fo:font-weight="bold" officeooo:rsid="0010d0de" officeooo:paragraph-rsid="0010d0de" style:font-weight-asian="bold" style:font-weight-complex="bold"/>
    </style:style>
    <style:style style:name="P26" style:family="paragraph" style:parent-style-name="Preformatted_20_Text">
      <style:text-properties style:font-name="Liberation Mono" fo:font-weight="normal" officeooo:rsid="0010d0de" officeooo:paragraph-rsid="0010d0de" style:font-weight-asian="normal" style:font-weight-complex="normal"/>
    </style:style>
    <style:style style:name="P27" style:family="paragraph" style:parent-style-name="Standard">
      <style:text-properties style:font-name="Liberation Mono" fo:font-size="10pt" fo:font-weight="bold" officeooo:rsid="0044190b" officeooo:paragraph-rsid="0044190b" style:font-size-asian="10pt" style:font-weight-asian="bold" style:font-size-complex="10pt" style:font-weight-complex="bold"/>
    </style:style>
    <style:style style:name="P28" style:family="paragraph" style:parent-style-name="Preformatted_20_Text">
      <style:text-properties style:font-name="Liberation Mono" fo:font-size="10pt" fo:font-weight="bold" officeooo:rsid="004eeed8" officeooo:paragraph-rsid="002e728c" style:font-size-asian="10pt" style:font-weight-asian="bold" style:font-size-complex="10pt" style:font-weight-complex="bold"/>
    </style:style>
    <style:style style:name="P29" style:family="paragraph" style:parent-style-name="Standard">
      <style:text-properties officeooo:rsid="004769da" officeooo:paragraph-rsid="004769da"/>
    </style:style>
    <style:style style:name="T1" style:family="text">
      <style:text-properties fo:color="#468a1a" loext:opacity="100%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468a1a" loext:opacity="100%" fo:font-size="20pt" fo:font-weight="bold" officeooo:rsid="0021d388" style:font-size-asian="20pt" style:font-weight-asian="bold" style:font-size-complex="20pt" style:font-weight-complex="bold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fo:font-weight="normal" style:font-size-asian="9pt" style:font-weight-asian="normal" style:font-size-complex="9pt" style:font-weight-complex="normal"/>
    </style:style>
    <style:style style:name="T5" style:family="text">
      <style:text-properties fo:background-color="#ffff00" loext:char-shading-value="0"/>
    </style:style>
    <style:style style:name="T6" style:family="text">
      <style:text-properties fo:font-size="10pt" fo:font-weight="bold" style:font-size-asian="10pt" style:font-weight-asian="bold" style:font-size-complex="10pt" style:font-weight-complex="bold"/>
    </style:style>
    <style:style style:name="T7" style:family="text">
      <style:text-properties officeooo:rsid="002559d4"/>
    </style:style>
    <style:style style:name="T8" style:family="text">
      <style:text-properties officeooo:rsid="00297f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3</text:span><text:span text:style-name="T1">.</text:span><text:span text:style-name="T2">EXPLOİT</text:span></text:p>
      <text:p text:style-name="Preformatted_20_Text"/>
      <text:p text:style-name="P9">METASPLOİT e giriş</text:p>
      <text:p text:style-name="P11">Auxiliary: <text:s/>Hedef hakkında bilgi çıkarmak (enumeration) için kullanılan yardımcı modül.</text:p>
      <text:p text:style-name="P11">Payload: <text:s/>İstismar edilen sistemde, exploitten sonra çalışan modüldür. Hedef sistemin ve exploitlerin türüne beğlı olarak seçilirler. Örneğin, exploit edildikten sonra bağlantı sağlanması ve meterpreter çalışması gibi.</text:p>
      <text:p text:style-name="P12"/>
      <text:p text:style-name="Preformatted_20_Text"/>
      <text:p text:style-name="P17">Msfconsole <text:s text:c="2"/>(metasploiti açar)</text:p>
      <text:p text:style-name="P17">msfdb run <text:s text:c="3"/>(metasploit veritabanını başlatır)</text:p>
      <text:p text:style-name="P18"><text:span text:style-name="T6">msfdb init <text:s text:c="2"/>(metasploit için veritabanını ayarlar)</text:span><text:span text:style-name="T3">(ilk kullanım için tek seferlik)</text:span></text:p>
      <text:p text:style-name="P1">db_status <text:s text:c="3"/>(kontrol)</text:p>
      <text:p text:style-name="P1"><text:span text:style-name="T5">*</text:span>search <text:s text:c="5"/>(modül aramak için)</text:p>
      <text:p text:style-name="P1">info <text:span text:style-name="T4">veya</text:span> advanced <text:s text:c="2"/>(modül hakkında bilgi)</text:p>
      <text:p text:style-name="P1">show <text:s text:c="7"/>(modülleri listeler)</text:p>
      <text:p text:style-name="P1"><text:span text:style-name="T5">*</text:span>use <text:s text:c="7"/>(modül kullanılır)</text:p>
      <text:p text:style-name="P1"><text:span text:style-name="T5">*</text:span>options <text:s text:c="3"/>(modül ayarları gösterir)</text:p>
      <text:p text:style-name="P1"><text:span text:style-name="T5">*</text:span>set <text:s text:c="7"/>(modül ayarını yapar)</text:p>
      <text:p text:style-name="P13">check <text:s text:c="6"/>(modül aracılığıyla hedefte ön kontrol)</text:p>
      <text:p text:style-name="P13">run <text:span text:style-name="T4">veya</text:span> exploit <text:s text:c="2"/>(modülü veya işlemi çalıştırır)</text:p>
      <text:p text:style-name="P13">sessions <text:s text:c="2"/>(alınan shelleri görüntüler ve geçiş sağlar)</text:p>
      <text:p text:style-name="P13">jobs <text:s text:c="6"/>(arkaplanda çalışan modül işemlerini görüntüler)</text:p>
      <text:p text:style-name="P1">back <text:s text:c="6"/>(modülden çıkar)</text:p>
      <text:p text:style-name="P1">exit <text:s text:c="6"/>(metasploiti kapatır)</text:p>
      <text:p text:style-name="P1"/>
      <text:p text:style-name="P1"/>
      <text:p text:style-name="P19">Veritabanı ayarlaması</text:p>
      <text:p text:style-name="P2">msfconsole <text:s text:c="2"/><text:span text:style-name="T7">(konsolu açar)</text:span></text:p>
      <text:p text:style-name="P3">db_status <text:s text:c="3"/><text:span text:style-name="T7">()</text:span></text:p>
      <text:p text:style-name="P3">msfdb run <text:s text:c="3"/><text:span text:style-name="T7">(db çalıştırır)</text:span></text:p>
      <text:p text:style-name="P24"/>
      <text:p text:style-name="P20">Yardım alımı</text:p>
      <text:p text:style-name="P4">help</text:p>
      <text:p text:style-name="P5">show -h</text:p>
      <text:p text:style-name="P5">set <text:s/>(2defa TAB bas)</text:p>
      <text:p text:style-name="P5"/>
      <text:p text:style-name="P21">Search Kullanımı</text:p>
      <text:p text:style-name="P5">search &lt;arg.&gt;</text:p>
      <text:p text:style-name="P5">search ftp cve:2019</text:p>
      <text:p text:style-name="P5">search cve:2022</text:p>
      <text:p text:style-name="P5">search <text:span text:style-name="T8">rank: excellent</text:span></text:p>
      <text:p text:style-name="P5">search ftp type:auxiliary</text:p>
      <text:p text:style-name="P6">info 2</text:p>
      <text:p text:style-name="P6"/>
      <text:p text:style-name="P22">Modül Kullanımı ve Ayarları</text:p>
      <text:p text:style-name="P7">search smb</text:p>
      <text:p text:style-name="P7">use 122</text:p>
      <text:p text:style-name="P7">options</text:p>
      <text:p text:style-name="P7">set rhosts 10.10.10.11</text:p>
      <text:p text:style-name="P7">options</text:p>
      <text:p text:style-name="P7">show targets</text:p>
      <text:p text:style-name="P7">show payloads</text:p>
      <text:p text:style-name="P7">set payload 241</text:p>
      <text:p text:style-name="P7">options</text:p>
      <text:p text:style-name="P7">search ftp</text:p>
      <text:p text:style-name="P7">use 170</text:p>
      <text:p text:style-name="P7">options</text:p>
      <text:p text:style-name="P7"/>
      <text:p text:style-name="P23">Nmap Kullanımı</text:p>
      <text:p text:style-name="P3">db_nmap</text:p>
      <text:p text:style-name="P8">nmap ten sonra aynen çalışır</text:p>
      <text:p text:style-name="P8"/>
      <text:p text:style-name="P8"><text:soft-page-break/></text:p>
      <text:p text:style-name="P8"/>
      <text:p text:style-name="P28"/>
      <text:p text:style-name="P27"/>
      <text:p text:style-name="P27"/>
      <text:p text:style-name="P27"/>
      <text:p text:style-name="P27"/>
      <text:p text:style-name="P27"/>
      <text:p text:style-name="Standard"/>
      <text:p text:style-name="Standard"/>
      <text:p text:style-name="P29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6"/>
      <text:p text:style-name="P15"/>
      <text:p text:style-name="P15"/>
      <text:p text:style-name="P10"/>
      <text:p text:style-name="P26"/>
      <text:p text:style-name="P26"/>
      <text:p text:style-name="P25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in" fo:margin-bottom="0.3201in" fo:margin-left="0.4598in" fo:margin-right="0.4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01T15:34:30.587334446</dc:date>
    <meta:editing-duration>PT8H18M17S</meta:editing-duration>
    <meta:editing-cycles>62</meta:editing-cycles>
    <meta:generator>LibreOffice/7.4.0.3$Linux_X86_64 LibreOffice_project/40$Build-3</meta:generator>
    <meta:document-statistic meta:table-count="0" meta:image-count="0" meta:object-count="0" meta:page-count="3" meta:paragraph-count="51" meta:word-count="187" meta:character-count="1446" meta:non-whitespace-character-count="1230"/>
  </office:meta>
</office:document-meta>
</file>